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tems&quot;:[{&quot;uris&quot;:[&quot;http://zotero.org/users/8230813/items/IGTAJ4I2&quot;],&quot;itemData&quot;:{&quot;call-number&quot;:&quot;PN173.A7 K46 2007&quot;,&quot;publisher&quot;:&quot;Oxford University Press&quot;,&quot;translator&quot;:[{&quot;given&quot;:&quot;George Alexander&quot;,&quot;family&quot;:&quot;Kennedy&quot;}],&quot;type&quot;:&quot;book&quot;,&quot;language&quot;:&quot;en&quot;,&quot;editor&quot;:[{&quot;given&quot;:&quot;George Alexander&quot;,&quot;family&quot;:&quot;Kennedy&quot;}],&quot;citation-key&quot;:&quot;Aristotle2006RhetoricTheory&quot;,&quot;note&quot;:&quot;OCLC: ocm62282427&quot;,&quot;author&quot;:[{&quot;literal&quot;:&quot;Aristotle&quot;}],&quot;title&quot;:&quot;On rhetoric: a theory of civic discourse&quot;,&quot;id&quot;:&quot;Aristotle2006RhetoricTheory&quot;,&quot;issued&quot;:{&quot;date-parts&quot;:[[2006,6]]},&quot;publisher-place&quot;:&quot;New York, NY, USA&quot;,&quot;title-short&quot;:&quot;On rhetoric&quot;,&quot;original-date&quot;:{&quot;literal&quot;:&quot;circa 323 B.C.E.&quot;},&quot;source&quot;:&quot;Library of Congress ISBN&quot;,&quot;edition&quot;:&quot;2&quot;,&quot;number-of-pages&quot;:&quot;337&quot;,&quot;ISBN&quot;:&quot;978-0-19-530509-8&quot;,&quot;event-place&quot;:&quot;New York, NY, USA&quot;},&quot;prefix&quot;:&quot;&quot;,&quot;uri&quot;:[&quot;http://zotero.org/users/8230813/items/IGTAJ4I2&quot;],&quot;suffix&quot;:&quot;, 1365b&quot;,&quot;id&quot;:99,&quot;suppress-author&quot;:true}],&quot;citationID&quot;:&quot;00000001&quot;,&quot;schema&quot;:&quot;https://github.com/citation-style-language/schema/raw/master/csl-citation.json&quot;,&quot;properties&quot;:{&quot;formattedCitation&quot;:&quot;[-@Aristotle2006RhetoricTheory{}, 1365b]&quot;,&quot;noteIndex&quot;:0}} RND0000000002"/>&lt;Do Zotero Refresh: [-@Aristotle2006RhetoricTheory{}, 1365b]&gt;<text:reference-mark-end text:name="ZOTERO_ITEM CSL_CITATION {&quot;citationItems&quot;:[{&quot;uris&quot;:[&quot;http://zotero.org/users/8230813/items/IGTAJ4I2&quot;],&quot;itemData&quot;:{&quot;call-number&quot;:&quot;PN173.A7 K46 2007&quot;,&quot;publisher&quot;:&quot;Oxford University Press&quot;,&quot;translator&quot;:[{&quot;given&quot;:&quot;George Alexander&quot;,&quot;family&quot;:&quot;Kennedy&quot;}],&quot;type&quot;:&quot;book&quot;,&quot;language&quot;:&quot;en&quot;,&quot;editor&quot;:[{&quot;given&quot;:&quot;George Alexander&quot;,&quot;family&quot;:&quot;Kennedy&quot;}],&quot;citation-key&quot;:&quot;Aristotle2006RhetoricTheory&quot;,&quot;note&quot;:&quot;OCLC: ocm62282427&quot;,&quot;author&quot;:[{&quot;literal&quot;:&quot;Aristotle&quot;}],&quot;title&quot;:&quot;On rhetoric: a theory of civic discourse&quot;,&quot;id&quot;:&quot;Aristotle2006RhetoricTheory&quot;,&quot;issued&quot;:{&quot;date-parts&quot;:[[2006,6]]},&quot;publisher-place&quot;:&quot;New York, NY, USA&quot;,&quot;title-short&quot;:&quot;On rhetoric&quot;,&quot;original-date&quot;:{&quot;literal&quot;:&quot;circa 323 B.C.E.&quot;},&quot;source&quot;:&quot;Library of Congress ISBN&quot;,&quot;edition&quot;:&quot;2&quot;,&quot;number-of-pages&quot;:&quot;337&quot;,&quot;ISBN&quot;:&quot;978-0-19-530509-8&quot;,&quot;event-place&quot;:&quot;New York, NY, USA&quot;},&quot;prefix&quot;:&quot;&quot;,&quot;uri&quot;:[&quot;http://zotero.org/users/8230813/items/IGTAJ4I2&quot;],&quot;suffix&quot;:&quot;, 1365b&quot;,&quot;id&quot;:99,&quot;suppress-author&quot;:true}],&quot;citationID&quot;:&quot;00000001&quot;,&quot;schema&quot;:&quot;https://github.com/citation-style-language/schema/raw/master/csl-citation.json&quot;,&quot;properties&quot;:{&quot;formattedCitation&quot;:&quot;[-@Aristotle2006RhetoricTheory{}, 1365b]&quot;,&quot;noteIndex&quot;:0}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esp. chapters 1 and 6&quot;}],&quot;citationID&quot;:&quot;00000003&quot;,&quot;schema&quot;:&quot;https://github.com/citation-style-language/schema/raw/master/csl-citation.json&quot;,&quot;properties&quot;:{&quot;formattedCitation&quot;:&quot;[@Billig1991IdeologyOpinions, esp. chapters 1 and 6]&quot;,&quot;noteIndex&quot;:0}} RND0000000004"/>&lt;Do Zotero Refresh: [@Billig1991IdeologyOpinions, esp. chapters 1 and 6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esp. chapters 1 and 6&quot;}],&quot;citationID&quot;:&quot;00000003&quot;,&quot;schema&quot;:&quot;https://github.com/citation-style-language/schema/raw/master/csl-citation.json&quot;,&quot;properties&quot;:{&quot;formattedCitation&quot;:&quot;[@Billig1991IdeologyOpinions, esp. chapters 1 and 6]&quot;,&quot;noteIndex&quot;:0}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 suffix after comma&quot;}],&quot;citationID&quot;:&quot;00000005&quot;,&quot;schema&quot;:&quot;https://github.com/citation-style-language/schema/raw/master/csl-citation.json&quot;,&quot;properties&quot;:{&quot;formattedCitation&quot;:&quot;[@Billig1991IdeologyOpinions, one suffix after comma]&quot;,&quot;noteIndex&quot;:0}} RND0000000006"/>&lt;Do Zotero Refresh: [@Billig1991IdeologyOpinions, one suffix after comma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 suffix after comma&quot;}],&quot;citationID&quot;:&quot;00000005&quot;,&quot;schema&quot;:&quot;https://github.com/citation-style-language/schema/raw/master/csl-citation.json&quot;,&quot;properties&quot;:{&quot;formattedCitation&quot;:&quot;[@Billig1991IdeologyOpinions, one suffix after comma]&quot;,&quot;noteIndex&quot;:0}} RND0000000006"/><text:line-break/></text:p>
        </text:list-item>
        <text:list-item>
          <text:p text:style-name="P27"><text:reference-mark-start text:name="ZOTERO_ITEM CSL_CITATION {&quot;citationItems&quot;:[{&quot;suffix&quot;:&quot;  suffix without comma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2&quot;}],&quot;citationID&quot;:&quot;00000007&quot;,&quot;schema&quot;:&quot;https://github.com/citation-style-language/schema/raw/master/csl-citation.json&quot;,&quot;properties&quot;:{&quot;formattedCitation&quot;:&quot;[@Billig1991IdeologyOpinions 2 suffix without comma]&quot;,&quot;noteIndex&quot;:0}} RND0000000008"/>&lt;Do Zotero Refresh: [@Billig1991IdeologyOpinions 2 suffix without comma]&gt;<text:reference-mark-end text:name="ZOTERO_ITEM CSL_CITATION {&quot;citationItems&quot;:[{&quot;suffix&quot;:&quot;  suffix without comma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2&quot;}],&quot;citationID&quot;:&quot;00000007&quot;,&quot;schema&quot;:&quot;https://github.com/citation-style-language/schema/raw/master/csl-citation.json&quot;,&quot;properties&quot;:{&quot;formattedCitation&quot;:&quot;[@Billig1991IdeologyOpinions 2 suffix without comma]&quot;,&quot;noteIndex&quot;:0}} RND0000000008"/><text:line-break/></text:p>
        </text:list-item>
        <text:list-item>
          <text:p text:style-name="P27"><text:reference-mark-start text:name="ZOTERO_ITEM CSL_CITATION {&quot;citationItems&quot;:[{&quot;suffix&quot;:&quot; suffix after comma with number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3&quot;}],&quot;citationID&quot;:&quot;00000009&quot;,&quot;schema&quot;:&quot;https://github.com/citation-style-language/schema/raw/master/csl-citation.json&quot;,&quot;properties&quot;:{&quot;formattedCitation&quot;:&quot;[@Billig1991IdeologyOpinions, 3 suffix after comma with number]&quot;,&quot;noteIndex&quot;:0}} RND0000000010"/>&lt;Do Zotero Refresh: [@Billig1991IdeologyOpinions, 3 suffix after comma with number]&gt;<text:reference-mark-end text:name="ZOTERO_ITEM CSL_CITATION {&quot;citationItems&quot;:[{&quot;suffix&quot;:&quot; suffix after comma with number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3&quot;}],&quot;citationID&quot;:&quot;00000009&quot;,&quot;schema&quot;:&quot;https://github.com/citation-style-language/schema/raw/master/csl-citation.json&quot;,&quot;properties&quot;:{&quot;formattedCitation&quot;:&quot;[@Billig1991IdeologyOpinions, 3 suffix after comma with number]&quot;,&quot;noteIndex&quot;:0}} RND0000000010"/><text:line-break/></text:p>
        </text:list-item>
        <text:list-item>
          <text:p text:style-name="P27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iv wordAfterRoman&quot;}],&quot;citationID&quot;:&quot;00000011&quot;,&quot;schema&quot;:&quot;https://github.com/citation-style-language/schema/raw/master/csl-citation.json&quot;,&quot;properties&quot;:{&quot;formattedCitation&quot;:&quot;[@Billig1991IdeologyOpinions, iv wordAfterRoman]&quot;,&quot;noteIndex&quot;:0}} RND0000000012"/>&lt;Do Zotero Refresh: [@Billig1991IdeologyOpinions, iv wordAfterRoman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iv wordAfterRoman&quot;}],&quot;citationID&quot;:&quot;00000011&quot;,&quot;schema&quot;:&quot;https://github.com/citation-style-language/schema/raw/master/csl-citation.json&quot;,&quot;properties&quot;:{&quot;formattedCitation&quot;:&quot;[@Billig1991IdeologyOpinions, iv wordAfterRoman]&quot;,&quot;noteIndex&quot;:0}} RND0000000012"/><text:line-break/></text:p>
        </text:list-item>
        <text:list-item>
          <text:p text:style-name="P27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&quot;}],&quot;citationID&quot;:&quot;00000013&quot;,&quot;schema&quot;:&quot;https://github.com/citation-style-language/schema/raw/master/csl-citation.json&quot;,&quot;properties&quot;:{&quot;formattedCitation&quot;:&quot;[@Billig1991IdeologyOpinions, one]&quot;,&quot;noteIndex&quot;:0}} RND0000000014"/>&lt;Do Zotero Refresh: [@Billig1991IdeologyOpinions, one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&quot;}],&quot;citationID&quot;:&quot;00000013&quot;,&quot;schema&quot;:&quot;https://github.com/citation-style-language/schema/raw/master/csl-citation.json&quot;,&quot;properties&quot;:{&quot;formattedCitation&quot;:&quot;[@Billig1991IdeologyOpinions, one]&quot;,&quot;noteIndex&quot;:0}} RND0000000014"/><text:line-break/></text:p>
        </text:list-item>
        <text:list-item>
          <text:p text:style-name="P27"><text:reference-mark-start text:name="ZOTERO_ITEM CSL_CITATION {&quot;citationItems&quot;:[{&quot;suffix&quot;:&quot;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vi&quot;}],&quot;citationID&quot;:&quot;00000015&quot;,&quot;schema&quot;:&quot;https://github.com/citation-style-language/schema/raw/master/csl-citation.json&quot;,&quot;properties&quot;:{&quot;formattedCitation&quot;:&quot;[@Billig1991IdeologyOpinions, p. vi]&quot;,&quot;noteIndex&quot;:0}} RND0000000016"/>&lt;Do Zotero Refresh: [@Billig1991IdeologyOpinions, p. vi]&gt;<text:reference-mark-end text:name="ZOTERO_ITEM CSL_CITATION {&quot;citationItems&quot;:[{&quot;suffix&quot;:&quot;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vi&quot;}],&quot;citationID&quot;:&quot;00000015&quot;,&quot;schema&quot;:&quot;https://github.com/citation-style-language/schema/raw/master/csl-citation.json&quot;,&quot;properties&quot;:{&quot;formattedCitation&quot;:&quot;[@Billig1991IdeologyOpinions, p. vi]&quot;,&quot;noteIndex&quot;:0}} RND0000000016"/><text:line-break/></text:p>
        </text:list-item>
        <text:list-item>
          <text:p text:style-name="P27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 a seventh case without comma&quot;}],&quot;citationID&quot;:&quot;00000017&quot;,&quot;schema&quot;:&quot;https://github.com/citation-style-language/schema/raw/master/csl-citation.json&quot;,&quot;properties&quot;:{&quot;formattedCitation&quot;:&quot;[@Billig1991IdeologyOpinions a seventh case without comma]&quot;,&quot;noteIndex&quot;:0}} RND0000000018"/>&lt;Do Zotero Refresh: [@Billig1991IdeologyOpinions a seventh case without comma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 a seventh case without comma&quot;}],&quot;citationID&quot;:&quot;00000017&quot;,&quot;schema&quot;:&quot;https://github.com/citation-style-language/schema/raw/master/csl-citation.json&quot;,&quot;properties&quot;:{&quot;formattedCitation&quot;:&quot;[@Billig1991IdeologyOpinions a seventh case without comma]&quot;,&quot;noteIndex&quot;:0}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ii, A, D-Z, with a suffix&quot;}],&quot;citationID&quot;:&quot;00000019&quot;,&quot;schema&quot;:&quot;https://github.com/citation-style-language/schema/raw/master/csl-citation.json&quot;,&quot;properties&quot;:{&quot;formattedCitation&quot;:&quot;[@Billig1991IdeologyOpinions{ii, A, D-Z}, with a suffix]&quot;,&quot;noteIndex&quot;:0}} RND0000000020"/>&lt;Do Zotero Refresh: [@Billig1991IdeologyOpinions{ii, A, D-Z}, with a suffix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ii, A, D-Z, with a suffix&quot;}],&quot;citationID&quot;:&quot;00000019&quot;,&quot;schema&quot;:&quot;https://github.com/citation-style-language/schema/raw/master/csl-citation.json&quot;,&quot;properties&quot;:{&quot;formattedCitation&quot;:&quot;[@Billig1991IdeologyOpinions{ii, A, D-Z}, with a suffix]&quot;,&quot;noteIndex&quot;:0}} RND0000000020"/><text:line-break/></text:p>
        </text:list-item>
        <text:list-item>
          <text:p text:style-name="P28"><text:reference-mark-start text:name="ZOTERO_ITEM CSL_CITATION {&quot;citationItems&quot;:[{&quot;suffix&quot;:&quot; with suffix here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iv, vi-xi, (xv)-(xvii)&quot;}],&quot;citationID&quot;:&quot;00000021&quot;,&quot;schema&quot;:&quot;https://github.com/citation-style-language/schema/raw/master/csl-citation.json&quot;,&quot;properties&quot;:{&quot;formattedCitation&quot;:&quot;[@Billig1991IdeologyOpinions, {pp. iv, vi-xi, (xv)-(xvii)} with suffix here]&quot;,&quot;noteIndex&quot;:0}} RND0000000022"/>&lt;Do Zotero Refresh: [@Billig1991IdeologyOpinions, {pp. iv, vi-xi, (xv)-(xvii)} with suffix here]&gt;<text:reference-mark-end text:name="ZOTERO_ITEM CSL_CITATION {&quot;citationItems&quot;:[{&quot;suffix&quot;:&quot; with suffix here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iv, vi-xi, (xv)-(xvii)&quot;}],&quot;citationID&quot;:&quot;00000021&quot;,&quot;schema&quot;:&quot;https://github.com/citation-style-language/schema/raw/master/csl-citation.json&quot;,&quot;properties&quot;:{&quot;formattedCitation&quot;:&quot;[@Billig1991IdeologyOpinions, {pp. iv, vi-xi, (xv)-(xvii)} with suffix here]&quot;,&quot;noteIndex&quot;:0}} RND0000000022"/><text:line-break/></text:p>
        </text:list-item>
        <text:list-item>
          <text:p text:style-name="P28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99 years later&quot;}],&quot;citationID&quot;:&quot;00000023&quot;,&quot;schema&quot;:&quot;https://github.com/citation-style-language/schema/raw/master/csl-citation.json&quot;,&quot;properties&quot;:{&quot;formattedCitation&quot;:&quot;[@Billig1991IdeologyOpinions{}, 99 years later]&quot;,&quot;noteIndex&quot;:0}} RND0000000024"/>&lt;Do Zotero Refresh: [@Billig1991IdeologyOpinions{}, 99 years later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99 years later&quot;}],&quot;citationID&quot;:&quot;00000023&quot;,&quot;schema&quot;:&quot;https://github.com/citation-style-language/schema/raw/master/csl-citation.json&quot;,&quot;properties&quot;:{&quot;formattedCitation&quot;:&quot;[@Billig1991IdeologyOpinions{}, 99 years later]&quot;,&quot;noteIndex&quot;:0}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 suffix after comma&quot;}],&quot;citationID&quot;:&quot;00000025&quot;,&quot;schema&quot;:&quot;https://github.com/citation-style-language/schema/raw/master/csl-citation.json&quot;,&quot;properties&quot;:{&quot;formattedCitation&quot;:&quot;[@Billig1991IdeologyOpinions, one suffix after comma]&quot;,&quot;noteIndex&quot;:0}} RND0000000026"/>&lt;Do Zotero Refresh: [@Billig1991IdeologyOpinions, one suffix after comma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 suffix after comma&quot;}],&quot;citationID&quot;:&quot;00000025&quot;,&quot;schema&quot;:&quot;https://github.com/citation-style-language/schema/raw/master/csl-citation.json&quot;,&quot;properties&quot;:{&quot;formattedCitation&quot;:&quot;[@Billig1991IdeologyOpinions, one suffix after comma]&quot;,&quot;noteIndex&quot;:0}} RND0000000026"/><text:line-break/></text:p>
        </text:list-item>
        <text:list-item>
          <text:p text:style-name="P29"><text:reference-mark-start text:name="ZOTERO_ITEM CSL_CITATION {&quot;citationItems&quot;:[{&quot;suffix&quot;:&quot;  suffix without comma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2&quot;}],&quot;citationID&quot;:&quot;00000027&quot;,&quot;schema&quot;:&quot;https://github.com/citation-style-language/schema/raw/master/csl-citation.json&quot;,&quot;properties&quot;:{&quot;formattedCitation&quot;:&quot;[@Billig1991IdeologyOpinions 2 suffix without comma]&quot;,&quot;noteIndex&quot;:0}} RND0000000028"/>&lt;Do Zotero Refresh: [@Billig1991IdeologyOpinions 2 suffix without comma]&gt;<text:reference-mark-end text:name="ZOTERO_ITEM CSL_CITATION {&quot;citationItems&quot;:[{&quot;suffix&quot;:&quot;  suffix without comma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2&quot;}],&quot;citationID&quot;:&quot;00000027&quot;,&quot;schema&quot;:&quot;https://github.com/citation-style-language/schema/raw/master/csl-citation.json&quot;,&quot;properties&quot;:{&quot;formattedCitation&quot;:&quot;[@Billig1991IdeologyOpinions 2 suffix without comma]&quot;,&quot;noteIndex&quot;:0}} RND0000000028"/><text:line-break/></text:p>
        </text:list-item>
        <text:list-item>
          <text:p text:style-name="P29"><text:reference-mark-start text:name="ZOTERO_ITEM CSL_CITATION {&quot;citationItems&quot;:[{&quot;suffix&quot;:&quot; suffix after comma with number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3&quot;}],&quot;citationID&quot;:&quot;00000029&quot;,&quot;schema&quot;:&quot;https://github.com/citation-style-language/schema/raw/master/csl-citation.json&quot;,&quot;properties&quot;:{&quot;formattedCitation&quot;:&quot;[@Billig1991IdeologyOpinions, 3 suffix after comma with number]&quot;,&quot;noteIndex&quot;:0}} RND0000000030"/>&lt;Do Zotero Refresh: [@Billig1991IdeologyOpinions, 3 suffix after comma with number]&gt;<text:reference-mark-end text:name="ZOTERO_ITEM CSL_CITATION {&quot;citationItems&quot;:[{&quot;suffix&quot;:&quot; suffix after comma with number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3&quot;}],&quot;citationID&quot;:&quot;00000029&quot;,&quot;schema&quot;:&quot;https://github.com/citation-style-language/schema/raw/master/csl-citation.json&quot;,&quot;properties&quot;:{&quot;formattedCitation&quot;:&quot;[@Billig1991IdeologyOpinions, 3 suffix after comma with number]&quot;,&quot;noteIndex&quot;:0}} RND0000000030"/><text:line-break/></text:p>
        </text:list-item>
        <text:list-item>
          <text:p text:style-name="P29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iv wordAfterRoman&quot;}],&quot;citationID&quot;:&quot;00000031&quot;,&quot;schema&quot;:&quot;https://github.com/citation-style-language/schema/raw/master/csl-citation.json&quot;,&quot;properties&quot;:{&quot;formattedCitation&quot;:&quot;[@Billig1991IdeologyOpinions, iv wordAfterRoman]&quot;,&quot;noteIndex&quot;:0}} RND0000000032"/>&lt;Do Zotero Refresh: [@Billig1991IdeologyOpinions, iv wordAfterRoman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iv wordAfterRoman&quot;}],&quot;citationID&quot;:&quot;00000031&quot;,&quot;schema&quot;:&quot;https://github.com/citation-style-language/schema/raw/master/csl-citation.json&quot;,&quot;properties&quot;:{&quot;formattedCitation&quot;:&quot;[@Billig1991IdeologyOpinions, iv wordAfterRoman]&quot;,&quot;noteIndex&quot;:0}} RND0000000032"/><text:line-break/></text:p>
        </text:list-item>
        <text:list-item>
          <text:p text:style-name="P29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&quot;}],&quot;citationID&quot;:&quot;00000033&quot;,&quot;schema&quot;:&quot;https://github.com/citation-style-language/schema/raw/master/csl-citation.json&quot;,&quot;properties&quot;:{&quot;formattedCitation&quot;:&quot;[@Billig1991IdeologyOpinions, one]&quot;,&quot;noteIndex&quot;:0}} RND0000000034"/>&lt;Do Zotero Refresh: [@Billig1991IdeologyOpinions, one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one&quot;}],&quot;citationID&quot;:&quot;00000033&quot;,&quot;schema&quot;:&quot;https://github.com/citation-style-language/schema/raw/master/csl-citation.json&quot;,&quot;properties&quot;:{&quot;formattedCitation&quot;:&quot;[@Billig1991IdeologyOpinions, one]&quot;,&quot;noteIndex&quot;:0}} RND0000000034"/><text:line-break/></text:p>
        </text:list-item>
        <text:list-item>
          <text:p text:style-name="P29"><text:reference-mark-start text:name="ZOTERO_ITEM CSL_CITATION {&quot;citationItems&quot;:[{&quot;suffix&quot;:&quot;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vi&quot;}],&quot;citationID&quot;:&quot;00000035&quot;,&quot;schema&quot;:&quot;https://github.com/citation-style-language/schema/raw/master/csl-citation.json&quot;,&quot;properties&quot;:{&quot;formattedCitation&quot;:&quot;[@Billig1991IdeologyOpinions, p. vi]&quot;,&quot;noteIndex&quot;:0}} RND0000000036"/>&lt;Do Zotero Refresh: [@Billig1991IdeologyOpinions, p. vi]&gt;<text:reference-mark-end text:name="ZOTERO_ITEM CSL_CITATION {&quot;citationItems&quot;:[{&quot;suffix&quot;:&quot;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vi&quot;}],&quot;citationID&quot;:&quot;00000035&quot;,&quot;schema&quot;:&quot;https://github.com/citation-style-language/schema/raw/master/csl-citation.json&quot;,&quot;properties&quot;:{&quot;formattedCitation&quot;:&quot;[@Billig1991IdeologyOpinions, p. vi]&quot;,&quot;noteIndex&quot;:0}} RND0000000036"/><text:line-break/></text:p>
        </text:list-item>
        <text:list-item>
          <text:p text:style-name="P29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 a seventh case without comma&quot;}],&quot;citationID&quot;:&quot;00000037&quot;,&quot;schema&quot;:&quot;https://github.com/citation-style-language/schema/raw/master/csl-citation.json&quot;,&quot;properties&quot;:{&quot;formattedCitation&quot;:&quot;[@Billig1991IdeologyOpinions a seventh case without comma]&quot;,&quot;noteIndex&quot;:0}} RND0000000038"/>&lt;Do Zotero Refresh: [@Billig1991IdeologyOpinions a seventh case without comma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 a seventh case without comma&quot;}],&quot;citationID&quot;:&quot;00000037&quot;,&quot;schema&quot;:&quot;https://github.com/citation-style-language/schema/raw/master/csl-citation.json&quot;,&quot;properties&quot;:{&quot;formattedCitation&quot;:&quot;[@Billig1991IdeologyOpinions a seventh case without comma]&quot;,&quot;noteIndex&quot;:0}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ii, A, D-Z, with a suffix&quot;}],&quot;citationID&quot;:&quot;00000039&quot;,&quot;schema&quot;:&quot;https://github.com/citation-style-language/schema/raw/master/csl-citation.json&quot;,&quot;properties&quot;:{&quot;formattedCitation&quot;:&quot;[@Billig1991IdeologyOpinions{ii, A, D-Z}, with a suffix]&quot;,&quot;noteIndex&quot;:0}} RND0000000040"/>&lt;Do Zotero Refresh: [@Billig1991IdeologyOpinions{ii, A, D-Z}, with a suffix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ii, A, D-Z, with a suffix&quot;}],&quot;citationID&quot;:&quot;00000039&quot;,&quot;schema&quot;:&quot;https://github.com/citation-style-language/schema/raw/master/csl-citation.json&quot;,&quot;properties&quot;:{&quot;formattedCitation&quot;:&quot;[@Billig1991IdeologyOpinions{ii, A, D-Z}, with a suffix]&quot;,&quot;noteIndex&quot;:0}} RND0000000040"/><text:line-break/></text:p>
        </text:list-item>
        <text:list-item>
          <text:p text:style-name="P30"><text:reference-mark-start text:name="ZOTERO_ITEM CSL_CITATION {&quot;citationItems&quot;:[{&quot;suffix&quot;:&quot; with suffix here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iv, vi-xi, (xv)-(xvii)&quot;}],&quot;citationID&quot;:&quot;00000041&quot;,&quot;schema&quot;:&quot;https://github.com/citation-style-language/schema/raw/master/csl-citation.json&quot;,&quot;properties&quot;:{&quot;formattedCitation&quot;:&quot;[@Billig1991IdeologyOpinions, {pp. iv, vi-xi, (xv)-(xvii)} with suffix here]&quot;,&quot;noteIndex&quot;:0}} RND0000000042"/>&lt;Do Zotero Refresh: [@Billig1991IdeologyOpinions, {pp. iv, vi-xi, (xv)-(xvii)} with suffix here]&gt;<text:reference-mark-end text:name="ZOTERO_ITEM CSL_CITATION {&quot;citationItems&quot;:[{&quot;suffix&quot;:&quot; with suffix here&quot;,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label&quot;:&quot;page&quot;,&quot;id&quot;:100,&quot;locator&quot;:&quot; iv, vi-xi, (xv)-(xvii)&quot;}],&quot;citationID&quot;:&quot;00000041&quot;,&quot;schema&quot;:&quot;https://github.com/citation-style-language/schema/raw/master/csl-citation.json&quot;,&quot;properties&quot;:{&quot;formattedCitation&quot;:&quot;[@Billig1991IdeologyOpinions, {pp. iv, vi-xi, (xv)-(xvii)} with suffix here]&quot;,&quot;noteIndex&quot;:0}} RND0000000042"/><text:line-break/></text:p>
        </text:list-item>
        <text:list-item>
          <text:p text:style-name="P30"><text:reference-mark-start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99 years later&quot;}],&quot;citationID&quot;:&quot;00000043&quot;,&quot;schema&quot;:&quot;https://github.com/citation-style-language/schema/raw/master/csl-citation.json&quot;,&quot;properties&quot;:{&quot;formattedCitation&quot;:&quot;[@Billig1991IdeologyOpinions{}, 99 years later]&quot;,&quot;noteIndex&quot;:0}} RND0000000044"/>&lt;Do Zotero Refresh: [@Billig1991IdeologyOpinions{}, 99 years later]&gt;<text:reference-mark-end text:name="ZOTERO_ITEM CSL_CITATION {&quot;citationItems&quot;:[{&quot;uris&quot;:[&quot;http://zotero.org/users/8230813/items/5Q3UWCID&quot;],&quot;itemData&quot;:{&quot;publisher&quot;:&quot;Sage Publications&quot;,&quot;citation-key&quot;:&quot;Billig1991IdeologyOpinions&quot;,&quot;type&quot;:&quot;book&quot;,&quot;author&quot;:[{&quot;given&quot;:&quot;Michael&quot;,&quot;family&quot;:&quot;Billig&quot;}],&quot;title&quot;:&quot;Ideology and opinions: studies in rhetorical psychology&quot;,&quot;event-place&quot;:&quot;London, England&quot;,&quot;issued&quot;:{&quot;date-parts&quot;:[[1991]]},&quot;note&quot;:&quot;MAG ID: 386349523&quot;,&quot;title-short&quot;:&quot;Ideology and opinions&quot;,&quot;number-of-pages&quot;:&quot;216&quot;,&quot;publisher-place&quot;:&quot;London, England&quot;,&quot;id&quot;:&quot;Billig1991IdeologyOpinions&quot;,&quot;language&quot;:&quot;en&quot;,&quot;ISBN&quot;:&quot;978-0-8039-8332-8&quot;,&quot;collection-title&quot;:&quot;Loughborough studies in communication and discourse&quot;},&quot;prefix&quot;:&quot;&quot;,&quot;uri&quot;:[&quot;http://zotero.org/users/8230813/items/5Q3UWCID&quot;],&quot;id&quot;:100,&quot;suffix&quot;:&quot;, 99 years later&quot;}],&quot;citationID&quot;:&quot;00000043&quot;,&quot;schema&quot;:&quot;https://github.com/citation-style-language/schema/raw/master/csl-citation.json&quot;,&quot;properties&quot;:{&quot;formattedCitation&quot;:&quot;[@Billig1991IdeologyOpinions{}, 99 years later]&quot;,&quot;noteIndex&quot;:0}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rhetoric of tests</dc:title>
    <dc:description/>
    <dc:subject/>
    <meta:keyword/>
    <meta:initial-creator/>
    <dc:creator/>
    <meta:creation-date>2022-10-22T23:01:52Z</meta:creation-date>
    <dc:date>2022-10-22T23:01:52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